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000000" fo:padding="0.097cm" fo:border="0.5pt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">Ref.: H234</text:p>
            <text:p text:style-name="Table_20_Contents"/>
            <text:p text:style-name="P2">Benvolguts/udes companys/es,</text:p>
            <text:p text:style-name="P2"/>
            <text:p text:style-name="P2">Seguint la línia encetada en anys anteriors, ens plau comunicar-vos que</text:p>
            <text:p text:style-name="P2">el Servei d’Assessorament Lingüístic del Consell Insular iniciarà els nous</text:p>
            <text:p text:style-name="P2">cursos de català el mes que ve.</text:p>
            <text:p text:style-name="P2"/>
            <text:p text:style-name="P2">Les persones que hi vulguin assistir s’hi podran inscriure a través de la</text:p>
            <text:p text:style-name="P2">intranet o telefonant a l’extensió 290.</text:p>
            <text:p text:style-name="P2"/>
            <text:p text:style-name="P2">Així mateix, us recordam que continua obert el termini per presentar-se</text:p>
            <text:p text:style-name="P2">com a voluntari lingüístic per formar parella lingüística amb els treba-</text:p>
            <text:p text:style-name="P2">lladors o treballadores del Consell que vulguin millorar la seva com-</text:p>
            <text:p text:style-name="P2">petència oral en català.</text:p>
            <text:p text:style-name="P2"/>
            <text:p text:style-name="P2">Ben cordialment,</text:p>
            <text:p text:style-name="P2"/>
            <text:p text:style-name="P2">[rúbrica]</text:p>
            <text:p text:style-name="P2"/>
            <text:p text:style-name="P2">Maria Puig i Comes</text:p>
            <text:p text:style-name="P2">Assessora lingüística del Consell Insular de Menorca</text:p>
            <text:p text:style-name="P2"/>
            <text:p text:style-name="P2">Maó, 20 de febrer de 200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2:35:23.326922563</meta:creation-date>
    <dc:date>2025-10-29T12:37:00.484612014</dc:date>
    <meta:editing-duration>PT1M37S</meta:editing-duration>
    <meta:editing-cycles>1</meta:editing-cycles>
    <meta:document-statistic meta:table-count="1" meta:image-count="0" meta:object-count="0" meta:page-count="1" meta:paragraph-count="16" meta:word-count="108" meta:character-count="682" meta:non-whitespace-character-count="590"/>
    <meta:generator>LibreOffice/25.2.6.2$Linux_X86_64 LibreOffice_project/40d1a0e1d5bdf1afaeae24d9ece32bbb00fa66a4</meta:generator>
  </office:meta>
</office:document-meta>
</file>